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3abc" officeooo:paragraph-rsid="001b3abc"/>
    </style:style>
    <style:style style:name="P2" style:family="paragraph" style:parent-style-name="Standard">
      <style:text-properties officeooo:rsid="001dc4d9" officeooo:paragraph-rsid="001b3abc"/>
    </style:style>
    <style:style style:name="P3" style:family="paragraph" style:parent-style-name="Standard">
      <style:text-properties officeooo:rsid="001dc4d9" officeooo:paragraph-rsid="001dc4d9"/>
    </style:style>
    <style:style style:name="P4" style:family="paragraph" style:parent-style-name="Standard">
      <style:text-properties officeooo:rsid="001f7721" officeooo:paragraph-rsid="001f7721"/>
    </style:style>
    <style:style style:name="T1" style:family="text">
      <style:text-properties officeooo:rsid="001dc4d9"/>
    </style:style>
    <style:style style:name="T2" style:family="text">
      <style:text-properties officeooo:rsid="001f7721"/>
    </style:style>
    <style:style style:name="T3" style:family="text">
      <style:text-properties officeooo:rsid="002066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</text:p>
      <text:p text:style-name="P1"/>
      <text:p text:style-name="P1">difference in ageing animals (.5-200) <text:span text:style-name="T1">+ why</text:span></text:p>
      <text:p text:style-name="P1"/>
      <text:p text:style-name="P1">evolution <text:span text:style-name="T1">+ pros/cons</text:span></text:p>
      <text:p text:style-name="P3">orthologs</text:p>
      <text:p text:style-name="P1">dnds (synonymous vs non)</text:p>
      <text:p text:style-name="P1"/>
      <text:p text:style-name="P1">The maximum lifespan of animals differs greatly from species to species. It ranges from the very <text:s/>long lived bowhead whale which can live for over two hundred years to the extremely short lived Killifish which only lives for a few months. </text:p>
      <text:p text:style-name="P2"/>
      <text:p text:style-name="P4">Ortholog genes are genes that are passed down and preserved in two species after a speciation event. </text:p>
      <text:p text:style-name="P2"/>
      <text:p text:style-name="P3">Evolution is an always ongoing process where mutations and selection work together to create a species that is better adapted to it’s environment. However it is also a very slow process with many dead ends. Mutations in genes essential for survival could be quite catastrophic as it might make them non functional. <text:s/>Nature has some built in protection to prevent this, codon degeneracy means that even with a mutation in the DNA it does not mean that the amino acid that codon <text:span text:style-name="T2">specifies is changed. If the resulting amino acid is not changed the change is called a synonymous mutation. If the amino acid is changed it is a non-synonymous change. Non-synonymous changes will often result in a dysfunctional protei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13:56:43.085433543</meta:creation-date>
    <dc:date>2017-11-17T14:42:36.650665376</dc:date>
    <meta:editing-duration>PT3M42S</meta:editing-duration>
    <meta:editing-cycles>1</meta:editing-cycles>
    <meta:document-statistic meta:table-count="0" meta:image-count="0" meta:object-count="0" meta:page-count="1" meta:paragraph-count="8" meta:word-count="194" meta:character-count="1157" meta:non-whitespace-character-count="966"/>
    <meta:generator>LibreOffice/5.1.6.2$Linux_X86_64 LibreOffice_project/10m0$Build-2</meta:generator>
  </office:meta>
</office:document-meta>
</file>